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96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_id": {</text:p>
      <text:p text:style-name="Standard"><text:s text:c="4"/>"$oid": "65333bf9ebd22fd46cb6804e"</text:p>
      <text:p text:style-name="Standard"><text:s text:c="2"/>},</text:p>
      <text:p text:style-name="Standard"><text:s text:c="2"/>"email": "escro@hot.com",</text:p>
      <text:p text:style-name="Standard"><text:s text:c="2"/>"username": "escro",</text:p>
      <text:p text:style-name="Standard"><text:s text:c="2"/>"password": "$2b$10$Okm9tx2K009evgN6O2VPVuvNnoE/um17crXa3a6rWIfExj5X/wLle",</text:p>
      <text:p text:style-name="Standard"><text:s text:c="2"/>"referral_father": "marianod11",</text:p>
      <text:p text:style-name="Standard"><text:s text:c="2"/>"referidos": [</text:p>
      <text:p text:style-name="Standard"><text:s text:c="4"/>"<text:span text:style-name="T1">nenu</text:span>",</text:p>
      <text:p text:style-name="Standard"><text:s text:c="4"/>"<text:span text:style-name="T1">nelson</text:span>"</text:p>
      <text:p text:style-name="Standard"><text:s text:c="2"/>],</text:p>
      <text:p text:style-name="Standard"><text:s text:c="2"/>"createdAt": {</text:p>
      <text:p text:style-name="Standard"><text:s text:c="4"/>"$date": "2023-10-21T02:48:25.783Z"</text:p>
      <text:p text:style-name="Standard"><text:s text:c="2"/>},</text:p>
      <text:p text:style-name="Standard"><text:s text:c="2"/>"updatedAt": {</text:p>
      <text:p text:style-name="Standard"><text:s text:c="4"/>"$date": "2023-10-22T03:39:11.877Z"</text:p>
      <text:p text:style-name="Standard"><text:s text:c="2"/>},</text:p>
      <text:p text:style-name="Standard"><text:s text:c="2"/>"__v": 4,</text:p>
      <text:p text:style-name="Standard"><text:s text:c="2"/>"nivel1": true,</text:p>
      <text:p text:style-name="Standard"><text:s text:c="2"/>"nivel2": false,</text:p>
      <text:p text:style-name="Standard"><text:s text:c="2"/>"nivel3": false,</text:p>
      <text:p text:style-name="Standard"><text:s text:c="2"/>"nivel4": false,</text:p>
      <text:p text:style-name="Standard"><text:s text:c="2"/>"nivel5": false,</text:p>
      <text:p text:style-name="Standard"><text:s text:c="2"/>"nivel6": false,</text:p>
      <text:p text:style-name="Standard"><text:s text:c="2"/>"nivel7": false,</text:p>
      <text:p text:style-name="Standard"><text:s text:c="2"/>"nivel8": false,</text:p>
      <text:p text:style-name="Standard"><text:s text:c="2"/>"cuadro_id": {</text:p>
      <text:p text:style-name="Standard"><text:s text:c="4"/>"$oid": "65349228f3549c49982424f9"</text:p>
      <text:p text:style-name="Standard"><text:s text:c="2"/>},</text:p>
      <text:p text:style-name="Standard"><text:s text:c="2"/>"active": "true",</text:p>
      <text:p text:style-name="Standard"><text:s text:c="2"/>"nivel10": false,</text:p>
      <text:p text:style-name="Standard"><text:s text:c="2"/>"nivel9": false</text:p>
      <text:p text:style-name="Standard">}</text:p>
      <text:p text:style-name="Standard"/>
      <text:p text:style-name="Standard"/>
      <text:p text:style-name="Standard"/>
      <text:p text:style-name="Standard"/>
      <text:p text:style-name="Standard">{</text:p>
      <text:p text:style-name="Standard"><text:s text:c="2"/>"_id": {</text:p>
      <text:p text:style-name="Standard"><text:s text:c="4"/>"$oid": "6570341263bca353dd9fa9f0"</text:p>
      <text:p text:style-name="Standard"><text:s text:c="2"/>},</text:p>
      <text:p text:style-name="Standard"><text:s text:c="2"/>"email": "nenu@hot.com",</text:p>
      <text:p text:style-name="Standard"><text:s text:c="2"/>"username": "nenu",</text:p>
      <text:p text:style-name="Standard"><text:s text:c="2"/>"password": "$2b$10$duap95KS3gPRe.wEC1queuDhA6hn.S9Mhs4fe.Jy6K2q.5Dr64Hb.",</text:p>
      <text:p text:style-name="Standard"><text:s text:c="2"/>"referral_father": "escro",</text:p>
      <text:p text:style-name="Standard"><text:s text:c="2"/>"referidos": [],</text:p>
      <text:p text:style-name="Standard"><text:s text:c="2"/>"createdAt": {</text:p>
      <text:p text:style-name="Standard"><text:s text:c="4"/>"$date": "2023-10-21T02:48:41.408Z"</text:p>
      <text:p text:style-name="Standard"><text:soft-page-break/><text:s text:c="2"/>},</text:p>
      <text:p text:style-name="Standard"><text:s text:c="2"/>"updatedAt": {</text:p>
      <text:p text:style-name="Standard"><text:s text:c="4"/>"$date": "2023-10-22T03:47:49.928Z"</text:p>
      <text:p text:style-name="Standard"><text:s text:c="2"/>},</text:p>
      <text:p text:style-name="Standard"><text:s text:c="2"/>"__v": 4,</text:p>
      <text:p text:style-name="Standard"><text:s text:c="2"/>"cuadro_id": "65349228f3549c49982424f9",</text:p>
      <text:p text:style-name="Standard"><text:s text:c="2"/>"nivel1": true,</text:p>
      <text:p text:style-name="Standard"><text:s text:c="2"/>"nivel2": false,</text:p>
      <text:p text:style-name="Standard"><text:s text:c="2"/>"nivel3": false,</text:p>
      <text:p text:style-name="Standard"><text:s text:c="2"/>"nivel4": false,</text:p>
      <text:p text:style-name="Standard"><text:s text:c="2"/>"nivel5": false,</text:p>
      <text:p text:style-name="Standard"><text:s text:c="2"/>"nivel6": false,</text:p>
      <text:p text:style-name="Standard"><text:s text:c="2"/>"nivel7": false,</text:p>
      <text:p text:style-name="Standard"><text:s text:c="2"/>"nivel8": false,</text:p>
      <text:p text:style-name="Standard"><text:s text:c="2"/>"active": "true"</text:p>
      <text:p text:style-name="Standard">}</text:p>
      <text:p text:style-name="Standard"/>
      <text:p text:style-name="Standard"/>
      <text:p text:style-name="Standard"/>
      <text:p text:style-name="Standard">{</text:p>
      <text:p text:style-name="Standard"><text:s text:c="2"/>"_id": {</text:p>
      <text:p text:style-name="Standard"><text:s text:c="4"/>"$oid": "6534911e273c2052591bede2"</text:p>
      <text:p text:style-name="Standard"><text:s text:c="2"/>},</text:p>
      <text:p text:style-name="Standard"><text:s text:c="2"/>"email": "escro1@hot.com",</text:p>
      <text:p text:style-name="Standard"><text:s text:c="2"/>"username": "escro1",</text:p>
      <text:p text:style-name="Standard"><text:s text:c="2"/>"password": "$2b$10$PGDxLRqEY6olxWJpUkeNH.r5OCp398W55PntkHYHY6JBKrcpbhXje",</text:p>
      <text:p text:style-name="Standard"><text:s text:c="2"/>"referral_father": "escro",</text:p>
      <text:p text:style-name="Standard"><text:s text:c="2"/>"referidos": [],</text:p>
      <text:p text:style-name="Standard"><text:s text:c="2"/>"createdAt": {</text:p>
      <text:p text:style-name="Standard"><text:s text:c="4"/>"$date": "2023-10-22T03:03:58.490Z"</text:p>
      <text:p text:style-name="Standard"><text:s text:c="2"/>},</text:p>
      <text:p text:style-name="Standard"><text:s text:c="2"/>"updatedAt": {</text:p>
      <text:p text:style-name="Standard"><text:s text:c="4"/>"$date": "2023-10-22T04:11:29.236Z"</text:p>
      <text:p text:style-name="Standard"><text:s text:c="2"/>},</text:p>
      <text:p text:style-name="Standard"><text:s text:c="2"/>"__v": 2,</text:p>
      <text:p text:style-name="Standard"><text:s text:c="2"/>"nivel1": true,</text:p>
      <text:p text:style-name="Standard"><text:s text:c="2"/>"nivel2": false,</text:p>
      <text:p text:style-name="Standard"><text:s text:c="2"/>"nivel3": false,</text:p>
      <text:p text:style-name="Standard"><text:s text:c="2"/>"nivel4": false,</text:p>
      <text:p text:style-name="Standard"><text:s text:c="2"/>"nivel5": false,</text:p>
      <text:p text:style-name="Standard"><text:s text:c="2"/>"nivel6": false,</text:p>
      <text:p text:style-name="Standard"><text:s text:c="2"/>"nivel7": false,</text:p>
      <text:p text:style-name="Standard"><text:s text:c="2"/>"nivel8": false,</text:p>
      <text:p text:style-name="Standard"><text:s text:c="2"/>"cuadro_id": null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6T05:34:30.300916744</meta:creation-date>
    <dc:date>2023-12-06T06:43:37.482277788</dc:date>
    <meta:editing-duration>PT48M14S</meta:editing-duration>
    <meta:editing-cycles>1</meta:editing-cycles>
    <meta:document-statistic meta:table-count="0" meta:image-count="0" meta:object-count="0" meta:page-count="2" meta:paragraph-count="87" meta:word-count="155" meta:character-count="1719" meta:non-whitespace-character-count="1465"/>
    <meta:generator>LibreOffice/6.4.7.2$Linux_X86_64 LibreOffice_project/40$Build-2</meta:generator>
  </office:meta>
</office:document-meta>
</file>